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19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8, 32, 2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5, 51, 34, 26, 25, 24, 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0, 4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2, 3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6, 1, 0, 9, 5, 49, 3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8, 46, 38, 26, 28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0, 1, 9, 8, 49, 34, 32, 31, 39, 2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, 11, 38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0, 28, 30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9, 46, 1, 0, 41, 36, 34, 31, 22, 29, 28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7, 13, 40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0, 18, 42, 37, 36, 31, 30, 26, 23, 27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2, 52, 16, 1, 24, 22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0, 32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0, 12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3, 11, 53, 44, 43, 49, 35, 31, 30, 23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3, 19, 36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4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0, 47, 0, 39, 20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0, 2, 31, 30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2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4, 53, 51, 48, 0, 40, 37, 34, 32, 39, 38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0:09:07.346826308</dc:date>
    <meta:editing-duration>PT20M9S</meta:editing-duration>
    <meta:editing-cycles>10</meta:editing-cycles>
    <meta:generator>LibreOffice/5.1.6.2$Linux_X86_64 LibreOffice_project/10m0$Build-2</meta:generator>
    <meta:document-statistic meta:table-count="1" meta:cell-count="155" meta:object-count="0"/>
  </office:meta>
</office:document-meta>
</file>